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c2" officeooo:paragraph-rsid="001e8fc2"/>
    </style:style>
    <style:style style:name="P2" style:family="paragraph" style:parent-style-name="Standard">
      <style:text-properties officeooo:rsid="001f5c7f" officeooo:paragraph-rsid="001f5c7f"/>
    </style:style>
    <style:style style:name="P3" style:family="paragraph" style:parent-style-name="Standard">
      <style:text-properties officeooo:rsid="001f5c7f" officeooo:paragraph-rsid="0020e1a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f5c7f" officeooo:paragraph-rsid="001f5c7f" style:font-weight-asian="bold" style:font-weight-complex="bold"/>
    </style:style>
    <style:style style:name="P6" style:family="paragraph" style:parent-style-name="Standard">
      <style:text-properties fo:font-weight="bold" officeooo:rsid="001e8fc2" officeooo:paragraph-rsid="001e8fc2" style:font-weight-asian="bold" style:font-weight-complex="bold"/>
    </style:style>
    <style:style style:name="P7" style:family="paragraph" style:parent-style-name="Standard">
      <style:text-properties officeooo:rsid="0025b0a3" officeooo:paragraph-rsid="0025b0a3"/>
    </style:style>
    <style:style style:name="T1" style:family="text">
      <style:text-properties officeooo:rsid="0020e1a4"/>
    </style:style>
    <style:style style:name="T2" style:family="text">
      <style:text-properties officeooo:rsid="0021a264"/>
    </style:style>
    <style:style style:name="T3" style:family="text">
      <style:text-properties officeooo:rsid="00227e3b"/>
    </style:style>
    <style:style style:name="T4" style:family="text">
      <style:text-properties officeooo:rsid="0024a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税务局查资金来源解决方法</text:p>
      <text:p text:style-name="P6">方案一</text:p>
      <text:p text:style-name="P1">2001年移民前<text:span text:style-name="T4">（移民前-不牵扯加拿大报税历史）</text:span>，Jack借给朋友<text:span text:style-name="T1">X</text:span>千万人民币。朋友陆续还钱。</text:p>
      <text:p text:style-name="P1">证据：借条。</text:p>
      <text:p text:style-name="Standard"/>
      <text:p text:style-name="P4">方案二</text:p>
      <text:p text:style-name="Standard">杰从朋友们无息贷款<text:span text:style-name="T3">，投资Luke的公司。</text:span></text:p>
      <text:p text:style-name="Standard">证据<text:span text:style-name="T2">：合同。</text:span></text:p>
      <text:p text:style-name="Standard"/>
      <text:p text:style-name="P4">方案三</text:p>
      <text:p text:style-name="P3">朋友投资Luke的公司。</text:p>
      <text:p text:style-name="P3">证据<text:span text:style-name="T1">：</text:span>Luke提供股权证明</text:p>
      <text:p text:style-name="P2"/>
      <text:p text:style-name="P5">方案四</text:p>
      <text:p text:style-name="P2">Luke在非税务居民期间的现金收入。没有报税记录。</text:p>
      <text:p text:style-name="P2">证据<text:span text:style-name="T1">：无</text:span></text:p>
      <text:p text:style-name="P2"/>
      <text:p text:style-name="P2"/>
      <text:p text:style-name="P2"/>
      <text:p text:style-name="P2"/>
      <text:p text:style-name="P2">税务局查案方法</text:p>
      <text:p text:style-name="P7">1. 住豪宅，但是报税收入少。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13:36.006785619</meta:creation-date>
    <dc:date>2019-07-19T09:30:08.805110430</dc:date>
    <meta:editing-duration>PT16M2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59" meta:character-count="179" meta:non-whitespace-character-count="178"/>
  </office:meta>
</office:document-meta>
</file>